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Geotica Three" svg:font-family="'Geotica Thre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2" style:family="table">
      <style:table-properties style:width="3.207cm" table:align="margins"/>
    </style:style>
    <style:style style:name="Tableau2.A" style:family="table-column">
      <style:table-column-properties style:column-width="3.20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b8fe" officeooo:paragraph-rsid="0006b8fe"/>
    </style:style>
    <style:style style:name="P2" style:family="paragraph" style:parent-style-name="Standard">
      <style:text-properties officeooo:rsid="0006b8fe" officeooo:paragraph-rsid="00110662"/>
    </style:style>
    <style:style style:name="P3" style:family="paragraph" style:parent-style-name="Title">
      <style:text-properties style:font-name="Geotica Three" fo:font-style="normal" fo:font-weight="bold" officeooo:rsid="00110662" officeooo:paragraph-rsid="00110662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06b8fe" officeooo:paragraph-rsid="00110662"/>
    </style:style>
    <style:style style:name="P5" style:family="paragraph" style:parent-style-name="Standard">
      <style:text-properties officeooo:paragraph-rsid="00110662"/>
    </style:style>
    <style:style style:name="P6" style:family="paragraph" style:parent-style-name="Standard">
      <style:text-properties officeooo:rsid="0011334c" officeooo:paragraph-rsid="0011334c"/>
    </style:style>
    <style:style style:name="P7" style:family="paragraph" style:parent-style-name="Standard">
      <style:paragraph-properties fo:break-before="page"/>
      <style:text-properties officeooo:rsid="0006b8fe" officeooo:paragraph-rsid="00110662"/>
    </style:style>
    <style:style style:name="P8" style:family="paragraph" style:parent-style-name="Table_20_Contents">
      <style:text-properties officeooo:rsid="0011334c" officeooo:paragraph-rsid="0011334c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6b8fe"/>
    </style:style>
    <style:style style:name="T2" style:family="text">
      <style:text-properties officeooo:rsid="00122e83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>
        <text:changed-region xml:id="ct110113248" text:id="ct110113248">
          <text:insertion>
            <office:change-info>
              <dc:creator>Auteur inconnu</dc:creator>
              <dc:date>2015-04-14T23:47:00</dc:date>
            </office:change-info>
          </text:insertion>
        </text:changed-region>
        <text:changed-region xml:id="ct107310512" text:id="ct107310512">
          <text:insertion>
            <office:change-info>
              <dc:creator>Auteur inconnu</dc:creator>
              <dc:date>2015-04-14T23:48:00</dc:date>
            </office:change-info>
          </text:insertion>
        </text:changed-region>
        <text:changed-region xml:id="ct112726784" text:id="ct112726784">
          <text:insertion>
            <office:change-info>
              <dc:creator>Auteur inconnu</dc:creator>
              <dc:date>2015-04-14T23:48:00</dc:date>
            </office:change-info>
          </text:insertion>
        </text:changed-region>
        <text:changed-region xml:id="ct122777760" text:id="ct122777760">
          <text:insertion>
            <office:change-info>
              <dc:creator>Auteur inconnu</dc:creator>
              <dc:date>2015-04-15T00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sporta Servo</text:p>
      <text:p text:style-name="P6">~</text:p>
      <text:p text:style-name="P5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8"><text:change-start text:change-id="ct110113248"/>x.id<text:change-end text:change-id="ct110113248"/><office:annotation><dc:creator>Auteur inconnu</dc:creator><dc:date>2015-04-14T23:49:06.673962105</dc:date><text:list text:style-name=""><text:list-item><text:p text:style-name="P9"><text:span text:style-name="T3">do row for x in listX</text:span></text:p></text:list-item></text:list></office:annotation></text:p>
          </table:table-cell>
          <table:table-cell table:style-name="Tableau1.A1" office:value-type="string">
            <text:p text:style-name="P8"><text:change-start text:change-id="ct107310512"/>x.name<text:change-end text:change-id="ct107310512"/></text:p>
          </table:table-cell>
          <table:table-cell table:style-name="Tableau1.A1" office:value-type="string">
            <text:p text:style-name="P8"><text:change-start text:change-id="ct112726784"/>x.groupY.detail<text:change-end text:change-id="ct112726784"/>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<text:change-start text:change-id="ct122777760"/><text:span text:style-name="T2">y</text:span><text:change-end text:change-id="ct122777760"/><office:annotation><dc:creator>Auteur inconnu</dc:creator><dc:date>2015-04-15T00:05:55.101705630</dc:date><text:list text:continue-numbering="true" text:style-name=""><text:list-item><text:p text:style-name="P9"><text:span text:style-name="T3">do row for y in x.groupY.detailList</text:span></text:p></text:list-item></text:list></office:annotation></text:p>
                </table:table-cell>
              </table:table-row>
            </table:table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6">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Geotica Three" svg:font-family="'Geotica Thre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8:06:58.709327649</meta:creation-date>
    <dc:date>2015-04-15T00:06:58.519320493</dc:date>
    <meta:editing-duration>PT9H12M28S</meta:editing-duration>
    <meta:editing-cycles>11</meta:editing-cycles>
    <meta:generator>LibreOffice/4.4.0.3$Linux_X86_64 LibreOffice_project/de093506bcdc5fafd9023ee680b8c60e3e0645d7</meta:generator>
    <meta:document-statistic meta:table-count="2" meta:image-count="0" meta:object-count="0" meta:page-count="1" meta:paragraph-count="7" meta:word-count="8" meta:character-count="42" meta:non-whitespace-character-count="41"/>
  </office:meta>
</office:document-meta>
</file>